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</office:automatic-styles>
  <office:body>
    <office:text text:use-soft-page-breaks="true">
      <text:p text:style-name="P1">Fragen an das Hansemuseum:</text:p>
      <text:p text:style-name="Standard"/>
      <text:list text:style-name="LFO1" text:continue-numbering="true">
        <text:list-item>
          <text:p text:style-name="P2">Auffällig sind die hohen Umsätze in den letzten Tagen des Julis 2015 sowie am 01. Und 20.08.2015. Gab es in diesem Zeitraum eine Aktion, z. B. Eröffnungsrabatt?</text:p>
        </text:list-item>
      </text:list>
      <text:p text:style-name="Standard"/>
      <text:p text:style-name="Standard"/>
      <text:p text:style-name="Standard"/>
      <text:p text:style-name="Standard">Fragen an Schneider/Christensen:</text:p>
      <text:p text:style-name="Standard"/>
      <text:list text:style-name="LFO1" text:continue-numbering="true">
        <text:list-item>
          <text:p text:style-name="P3">Eröffnungstage eliminieren aufgrund des zu erwartenden, überproportional starken Effekts? (keine guten Vergleichswerte für die Folgejahre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naMaedge</meta:initial-creator>
    <dc:creator>ChristinaMaedge</dc:creator>
    <meta:creation-date>2020-06-09T15:05:00Z</meta:creation-date>
    <dc:date>2020-06-09T15:05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0" meta:character-count="364" meta:row-count="2" meta:non-whitespace-character-count="315"/>
  </office:meta>
</office:document-meta>
</file>